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7e3" officeooo:paragraph-rsid="000167e3"/>
    </style:style>
    <style:style style:name="P2" style:family="paragraph" style:parent-style-name="Standard">
      <style:text-properties officeooo:rsid="000167e3" officeooo:paragraph-rsid="00066d86"/>
    </style:style>
    <style:style style:name="P3" style:family="paragraph" style:parent-style-name="Standard">
      <style:text-properties officeooo:rsid="0003511d" officeooo:paragraph-rsid="0009577e"/>
    </style:style>
    <style:style style:name="P4" style:family="paragraph" style:parent-style-name="Standard">
      <style:text-properties officeooo:rsid="00047f43" officeooo:paragraph-rsid="000ac79b"/>
    </style:style>
    <style:style style:name="P5" style:family="paragraph" style:parent-style-name="Text_20_body">
      <style:text-properties officeooo:rsid="0002de37" officeooo:paragraph-rsid="0002de37"/>
    </style:style>
    <style:style style:name="P6" style:family="paragraph" style:parent-style-name="Text_20_body">
      <style:text-properties officeooo:rsid="00047f43" officeooo:paragraph-rsid="0009577e"/>
    </style:style>
    <style:style style:name="P7" style:family="paragraph" style:parent-style-name="Text_20_body">
      <style:text-properties officeooo:rsid="0009577e" officeooo:paragraph-rsid="000ac79b"/>
    </style:style>
    <style:style style:name="P8" style:family="paragraph" style:parent-style-name="Text_20_body">
      <style:text-properties officeooo:rsid="000c8982" officeooo:paragraph-rsid="000c8982"/>
    </style:style>
    <style:style style:name="P9" style:family="paragraph" style:parent-style-name="Heading_20_1">
      <style:text-properties officeooo:paragraph-rsid="000167e3"/>
    </style:style>
    <style:style style:name="P10" style:family="paragraph" style:parent-style-name="Heading_20_1">
      <style:text-properties officeooo:rsid="000167e3" officeooo:paragraph-rsid="000167e3"/>
    </style:style>
    <style:style style:name="P11" style:family="paragraph" style:parent-style-name="Heading_20_1">
      <style:text-properties officeooo:rsid="00066d86"/>
    </style:style>
    <style:style style:name="P12" style:family="paragraph" style:parent-style-name="Standard">
      <style:text-properties officeooo:rsid="00079b9f" officeooo:paragraph-rsid="00079b9f"/>
    </style:style>
    <style:style style:name="P13" style:family="paragraph" style:parent-style-name="Standard">
      <style:text-properties officeooo:rsid="0003511d" officeooo:paragraph-rsid="000c8982"/>
    </style:style>
    <style:style style:name="T1" style:family="text">
      <style:text-properties officeooo:rsid="00066d86"/>
    </style:style>
    <style:style style:name="T2" style:family="text">
      <style:text-properties officeooo:rsid="000758e4"/>
    </style:style>
    <style:style style:name="T3" style:family="text">
      <style:text-properties officeooo:rsid="00079b9f"/>
    </style:style>
    <style:style style:name="T4" style:family="text">
      <style:text-properties officeooo:rsid="00095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Code Book:</text:p>
      <text:h text:style-name="P10" text:outline-level="1">Variable Sets:</text:h>
      <text:p text:style-name="P1">tBodyAcc-XYZ</text:p>
      <text:p text:style-name="P1">tGravityAcc-XYZ</text:p>
      <text:p text:style-name="P1">tBodyAccJerk-XYZ</text:p>
      <text:p text:style-name="P1">tBodyGyro-XYZ</text:p>
      <text:p text:style-name="P1">tBodyGyroJerk-XYZ</text:p>
      <text:p text:style-name="P1">tBodyAccMag</text:p>
      <text:p text:style-name="P1">tGravityAccMag</text:p>
      <text:p text:style-name="P1">tBodyAccJerkMag</text:p>
      <text:p text:style-name="P1">tBodyGyroMag</text:p>
      <text:p text:style-name="P1">tBodyGyroJerkMag</text:p>
      <text:p text:style-name="P1">fBodyAcc-XYZ</text:p>
      <text:p text:style-name="P1">fBodyAccJerk-XYZ</text:p>
      <text:p text:style-name="P1">fBodyGyro-XYZ</text:p>
      <text:p text:style-name="P1">fBodyAccMag</text:p>
      <text:p text:style-name="P1">fBodyAccJerkMag</text:p>
      <text:p text:style-name="P1">fBodyGyroMag</text:p>
      <text:p text:style-name="P1">fBodyGyroJerkMag</text:p>
      <text:p text:style-name="P1"/>
      <text:p text:style-name="P13">The variables with XYZ at the end are actually 3 variable subsets, one for each dimension. <text:s/>And each var<text:span text:style-name="T4">ia</text:span>ble set/subset includes <text:span text:style-name="T4">many subfeatures, including mean and standard deviation (std) and others. <text:s/>The original data set includes 560 variables. <text:s/>Each variable includes a collection of data points broken down by subject and activity.</text:span></text:p>
      <text:h text:style-name="P9" text:outline-level="1"><text:span text:style-name="T4">Output features</text:span>:</text:h>
      <text:p text:style-name="P3"><text:span text:style-name="T4">We use only 57 of the original features, specifically the </text:span>mean and standard deviation variable<text:span text:style-name="T4">s, and also, where available</text:span>, the “meanFreq”, <text:span text:style-name="T4">or</text:span> <text:span text:style-name="T1">the weighted average of the frequency components to obtain a mean frequency. <text:s/></text:span></text:p>
      <text:p text:style-name="P3"/>
      <text:p text:style-name="P7">The script run_analysis.R calculates the average of each feature, averaged over each distinct subject/activity pair, where the features are described above in the Variable Sets section. <text:s/>i.e., a feature is the mean or standard deviation or mean frequency of each of the features.</text:p>
      <text:p text:style-name="P8">The subjects are numbered from 1-30. <text:s/>There are 6 named activities.</text:p>
      <text:p text:style-name="P4">* For the acceleration signal from the smartphone accelerometer axes, the units are in standard gravity units 'g'.</text:p>
      <text:p text:style-name="P6">* For the angular velocity vector measured by the gyroscope <text:s/>the units are radians/second.</text:p>
      <text:h text:style-name="Heading_20_1" text:outline-level="1">Instruction List </text:h>
      <text:p text:style-name="P5">First, download the HAR data set and place it into the directory “~./UCI HAR Dataset”</text:p>
      <text:p text:style-name="P5">Place the script “run_analysis.R” into the same directory, set that as the working directory, and then you <text:soft-page-break/>can run run_analysis.R.</text:p>
      <text:p text:style-name="P5">The output will be written to the file “MeansByActivityAndSubject.<text:span text:style-name="T2">txt</text:span>”</text:p>
      <text:p text:style-name="P5">(see run_analysis.R for <text:span text:style-name="T3">the script</text:span>)</text:p>
      <text:h text:style-name="P11" text:outline-level="1">Extra notes </text:h>
      <text:p text:style-name="P12">(from the readme.txt that comes with the UCI HAR Dataset)</text:p>
      <text:p text:style-name="P2">The features selected for this database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 </text:p>
      <text:p text:style-name="P2">Subsequently, the body linear acceleration and angular velocity were derived in time to obtain Jerk signals (tBodyAccJerk-XYZ and tBodyGyroJerk-XYZ). Also the magnitude of these three-dimensional signals were calculated using the Euclidean norm (tBodyAccMag, tGravityAccMag, tBodyAccJerkMag, tBodyGyroMag, tBodyGyroJerkMag). </text:p>
      <text:p text:style-name="P2">Finally a Fast Fourier Transform (FFT) was applied to some of these signals producing fBodyAcc-XYZ, fBodyAccJerk-XYZ, fBodyGyro-XYZ, fBodyAccJerkMag, fBodyGyroMag, fBodyGyroJerkMag. (Note the 'f' to indicate frequency domain signals). </text:p>
      <text:p text:style-name="P2">The complete list of variables of each feature vector is available in 'features.tx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20:20.196000000</meta:creation-date>
    <dc:date>2014-05-22T16:02:12.157000000</dc:date>
    <meta:editing-duration>PT6H32M32S</meta:editing-duration>
    <meta:editing-cycles>8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37" meta:word-count="427" meta:character-count="3008" meta:non-whitespace-character-count="2605"/>
  </office:meta>
</office:document-meta>
</file>